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253cm" fo:min-width="2.003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03cm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4" style:family="graphic" style:parent-style-name="objectwithoutfill">
      <style:graphic-properties svg:stroke-width="0.152cm" draw:marker-start-width="0.659cm" draw:marker-end="Arrow" draw:marker-end-width="0.457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59cm" draw:marker-end="" draw:marker-end-width="0.405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683cm" svg:height="3.683cm" svg:x="1.459cm" svg:y="1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.419cm" svg:y1="0.246cm" svg:x2="4.419cm" svg:y2="1.643cm">
            <text:p/>
          </draw:line>
          <draw:line draw:style-name="gr2" draw:text-style-name="P1" draw:layer="layout" svg:x1="4.419cm" svg:y1="4.547cm" svg:x2="4.419cm" svg:y2="5.944cm">
            <text:p/>
          </draw:line>
          <draw:line draw:style-name="gr3" draw:text-style-name="P1" draw:layer="layout" svg:x1="2.519cm" svg:y1="1.648cm" svg:x2="2.519cm" svg:y2="3.045cm">
            <text:p/>
          </draw:line>
          <draw:line draw:style-name="gr3" draw:text-style-name="P1" draw:layer="layout" svg:x1="2.519cm" svg:y1="3.049cm" svg:x2="2.519cm" svg:y2="4.446cm">
            <text:p/>
          </draw:line>
          <draw:line draw:style-name="gr4" draw:text-style-name="P1" draw:layer="layout" svg:x1="2.559cm" svg:y1="3.856cm" svg:x2="4.337cm" svg:y2="4.491cm">
            <text:p/>
          </draw:line>
          <draw:line draw:style-name="gr5" draw:text-style-name="P1" draw:layer="layout" svg:x1="2.559cm" svg:y1="2.205cm" svg:x2="4.464cm" svg:y2="1.57cm">
            <text:p/>
          </draw:line>
          <draw:line draw:style-name="gr2" draw:text-style-name="P1" draw:layer="layout" svg:x1="2.502cm" svg:y1="3.054cm" svg:x2="1.105cm" svg:y2="3.05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3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0:09:12.318065071</meta:creation-date>
    <dc:date>2018-01-12T10:19:09.168919876</dc:date>
    <meta:editing-duration>PT9M56S</meta:editing-duration>
    <meta:editing-cycles>2</meta:editing-cycles>
    <meta:generator>LibreOffice/5.1.6.2$Linux_X86_64 LibreOffice_project/10m0$Build-2</meta:generator>
    <meta:document-statistic meta:object-count="9"/>
  </office:meta>
</office:document-meta>
</file>